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 table:number-columns-spanned="4" table:number-rows-spanned="1">
            <text:p>Mascara 3x3</text:p>
          </table:table-cell>
          <table:covered-table-cell table:number-columns-repeated="3" table:style-name="ce2"/>
        </table:table-row>
        <table:table-row table:style-name="ro1">
          <table:table-cell/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1 processo</text:p>
          </table:table-cell>
          <table:table-cell office:value-type="float" office:value="0.276" calcext:value-type="float">
            <text:p>0,276</text:p>
          </table:table-cell>
          <table:table-cell table:formula="of:=[.B3]/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processos</text:p>
          </table:table-cell>
          <table:table-cell office:value-type="float" office:value="0.175" calcext:value-type="float">
            <text:p>0,175</text:p>
          </table:table-cell>
          <table:table-cell table:formula="of:=[.B3]/[.B4]" office:value-type="float" office:value="1.57714285714286" calcext:value-type="float">
            <text:p>1,57714285714286</text:p>
          </table:table-cell>
          <table:table-cell table:formula="of:=[.C4]/2" office:value-type="float" office:value="0.788571428571429" calcext:value-type="float">
            <text:p>0,788571428571429</text:p>
          </table:table-cell>
        </table:table-row>
        <table:table-row table:style-name="ro1">
          <table:table-cell office:value-type="string" calcext:value-type="string">
            <text:p>3 processos</text:p>
          </table:table-cell>
          <table:table-cell office:value-type="float" office:value="0.156" calcext:value-type="float">
            <text:p>0,156</text:p>
          </table:table-cell>
          <table:table-cell table:formula="of:=[.B3]/[.B5]" office:value-type="float" office:value="1.76923076923077" calcext:value-type="float">
            <text:p>1,76923076923077</text:p>
          </table:table-cell>
          <table:table-cell table:formula="of:=[.C5]/3" office:value-type="float" office:value="0.58974358974359" calcext:value-type="float">
            <text:p>0,58974358974359</text:p>
          </table:table-cell>
        </table:table-row>
        <table:table-row table:style-name="ro1">
          <table:table-cell office:value-type="string" calcext:value-type="string">
            <text:p>4 processos</text:p>
          </table:table-cell>
          <table:table-cell office:value-type="float" office:value="0.145" calcext:value-type="float">
            <text:p>0,145</text:p>
          </table:table-cell>
          <table:table-cell table:formula="of:=[.B3]/[.B6]" office:value-type="float" office:value="1.90344827586207" calcext:value-type="float">
            <text:p>1,90344827586207</text:p>
          </table:table-cell>
          <table:table-cell table:formula="of:=[.C6]/4" office:value-type="float" office:value="0.475862068965517" calcext:value-type="float">
            <text:p>0,475862068965517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Mascara 5x5</text:p>
          </table:table-cell>
          <table:covered-table-cell table:number-columns-repeated="3" table:style-name="ce2"/>
        </table:table-row>
        <table:table-row table:style-name="ro1">
          <table:table-cell/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1 processo</text:p>
          </table:table-cell>
          <table:table-cell office:value-type="float" office:value="1.461" calcext:value-type="float">
            <text:p>1,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processos</text:p>
          </table:table-cell>
          <table:table-cell office:value-type="float" office:value="0.812" calcext:value-type="float">
            <text:p>0,812</text:p>
          </table:table-cell>
          <table:table-cell table:formula="of:=[.B12]/[.B13]" office:value-type="float" office:value="1.79926108374384" calcext:value-type="float">
            <text:p>1,79926108374384</text:p>
          </table:table-cell>
          <table:table-cell table:formula="of:=[.C13]/2" office:value-type="float" office:value="0.899630541871921" calcext:value-type="float">
            <text:p>0,899630541871921</text:p>
          </table:table-cell>
        </table:table-row>
        <table:table-row table:style-name="ro1">
          <table:table-cell office:value-type="string" calcext:value-type="string">
            <text:p>3 processos</text:p>
          </table:table-cell>
          <table:table-cell office:value-type="float" office:value="0.607" calcext:value-type="float">
            <text:p>0,607</text:p>
          </table:table-cell>
          <table:table-cell table:formula="of:=[.B12]/[.B14]" office:value-type="float" office:value="2.40691927512356" calcext:value-type="float">
            <text:p>2,40691927512356</text:p>
          </table:table-cell>
          <table:table-cell table:formula="of:=[.C14]/3" office:value-type="float" office:value="0.802306425041186" calcext:value-type="float">
            <text:p>0,802306425041186</text:p>
          </table:table-cell>
        </table:table-row>
        <table:table-row table:style-name="ro1">
          <table:table-cell office:value-type="string" calcext:value-type="string">
            <text:p>4 processos</text:p>
          </table:table-cell>
          <table:table-cell office:value-type="float" office:value="0.521" calcext:value-type="float">
            <text:p>0,521</text:p>
          </table:table-cell>
          <table:table-cell table:formula="of:=[.B12]/[.B15]" office:value-type="float" office:value="2.8042226487524" calcext:value-type="float">
            <text:p>2,8042226487524</text:p>
          </table:table-cell>
          <table:table-cell table:formula="of:=[.C15]/4" office:value-type="float" office:value="0.7010556621881" calcext:value-type="float">
            <text:p>0,7010556621881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Mascara 7x7</text:p>
          </table:table-cell>
          <table:covered-table-cell table:number-columns-repeated="3" table:style-name="ce2"/>
        </table:table-row>
        <table:table-row table:style-name="ro1">
          <table:table-cell/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1 processo</text:p>
          </table:table-cell>
          <table:table-cell office:value-type="float" office:value="4.909" calcext:value-type="float">
            <text:p>4,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processos</text:p>
          </table:table-cell>
          <table:table-cell office:value-type="float" office:value="2.614" calcext:value-type="float">
            <text:p>2,614</text:p>
          </table:table-cell>
          <table:table-cell table:formula="of:=[.B21]/[.B22]" office:value-type="float" office:value="1.87796480489671" calcext:value-type="float">
            <text:p>1,87796480489671</text:p>
          </table:table-cell>
          <table:table-cell table:formula="of:=[.C22]/2" office:value-type="float" office:value="0.938982402448355" calcext:value-type="float">
            <text:p>0,938982402448355</text:p>
          </table:table-cell>
        </table:table-row>
        <table:table-row table:style-name="ro1">
          <table:table-cell office:value-type="string" calcext:value-type="string">
            <text:p>3 processos</text:p>
          </table:table-cell>
          <table:table-cell office:value-type="float" office:value="1.932" calcext:value-type="float">
            <text:p>1,932</text:p>
          </table:table-cell>
          <table:table-cell table:formula="of:=[.B21]/[.B23]" office:value-type="float" office:value="2.54089026915114" calcext:value-type="float">
            <text:p>2,54089026915114</text:p>
          </table:table-cell>
          <table:table-cell table:formula="of:=[.C23]/3" office:value-type="float" office:value="0.84696342305038" calcext:value-type="float">
            <text:p>0,84696342305038</text:p>
          </table:table-cell>
        </table:table-row>
        <table:table-row table:style-name="ro1">
          <table:table-cell office:value-type="string" calcext:value-type="string">
            <text:p>4 processos</text:p>
          </table:table-cell>
          <table:table-cell office:value-type="float" office:value="1.586" calcext:value-type="float">
            <text:p>1,586</text:p>
          </table:table-cell>
          <table:table-cell table:formula="of:=[.B21]/[.B24]" office:value-type="float" office:value="3.09520807061791" calcext:value-type="float">
            <text:p>3,09520807061791</text:p>
          </table:table-cell>
          <table:table-cell table:formula="of:=[.C24]/4" office:value-type="float" office:value="0.773802017654477" calcext:value-type="float">
            <text:p>0,773802017654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2:05:34.901123054</meta:creation-date>
    <dc:date>2021-06-04T12:37:37.427662317</dc:date>
    <meta:editing-duration>PT21M51S</meta:editing-duration>
    <meta:editing-cycles>4</meta:editing-cycles>
    <meta:generator>LibreOffice/6.4.7.2$Linux_X86_64 LibreOffice_project/40$Build-2</meta:generator>
    <meta:document-statistic meta:table-count="1" meta:cell-count="60" meta:object-count="0"/>
    <meta:user-defined meta:name=""/>
  </office:meta>
</office:document-meta>
</file>